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4e08" officeooo:paragraph-rsid="00064e08"/>
    </style:style>
    <style:style style:name="P2" style:family="paragraph" style:parent-style-name="Standard">
      <style:text-properties officeooo:rsid="0008313e" officeooo:paragraph-rsid="0008313e"/>
    </style:style>
    <style:style style:name="P3" style:family="paragraph" style:parent-style-name="Standard">
      <style:text-properties fo:font-style="italic" fo:font-weight="bold" officeooo:rsid="00064e08" officeooo:paragraph-rsid="00064e08" style:font-style-asian="italic" style:font-weight-asian="bold" style:font-style-complex="italic" style:font-weight-complex="bold"/>
    </style:style>
    <style:style style:name="P4" style:family="paragraph" style:parent-style-name="Standard">
      <style:text-properties fo:font-style="italic" fo:font-weight="bold" officeooo:rsid="0008313e" officeooo:paragraph-rsid="0008313e" style:font-style-asian="italic" style:font-weight-asian="bold" style:font-style-complex="italic" style:font-weight-complex="bold"/>
    </style:style>
    <style:style style:name="P5" style:family="paragraph" style:parent-style-name="Standard">
      <style:text-properties fo:font-style="normal" fo:font-weight="normal" officeooo:rsid="0008313e" officeooo:paragraph-rsid="0008313e" style:font-style-asian="normal" style:font-weight-asian="normal" style:font-style-complex="normal" style:font-weight-complex="normal"/>
    </style:style>
    <style:style style:name="P6" style:family="paragraph" style:parent-style-name="Standard">
      <style:text-properties fo:font-style="normal" fo:font-weight="normal" officeooo:rsid="000957dd" officeooo:paragraph-rsid="000957dd" style:font-style-asian="normal" style:font-weight-asian="normal" style:font-style-complex="normal" style:font-weight-complex="normal"/>
    </style:style>
    <style:style style:name="P7" style:family="paragraph" style:parent-style-name="Standard">
      <style:text-properties fo:font-style="normal" fo:font-weight="normal" officeooo:rsid="000b04a3" officeooo:paragraph-rsid="000b04a3" style:font-style-asian="normal" style:font-weight-asian="normal" style:font-style-complex="normal" style:font-weight-complex="normal"/>
    </style:style>
    <style:style style:name="T1" style:family="text">
      <style:text-properties officeooo:rsid="0008313e"/>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957dd" style:font-style-asian="normal" style:font-weight-asian="normal" style:font-style-complex="normal" style:font-weight-complex="normal"/>
    </style:style>
    <style:style style:name="T4" style:family="text">
      <style:text-properties officeooo:rsid="000957dd"/>
    </style:style>
    <style:style style:name="T5" style:family="text">
      <style:text-properties officeooo:rsid="000b41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ibution Report – Stefan Ficur </text:p>
      <text:p text:style-name="P1"/>
      <text:p text:style-name="P1">The classes I worked with:</text:p>
      <text:p text:style-name="P1"/>
      <text:p text:style-name="P3"><text:s/>ProfileGUI:</text:p>
      <text:p text:style-name="P1"><text:span text:style-name="T1">This GUI displays the current logged in user’s profile. It shows their profile information such as first name, date of birth etc. It shows a profile image which can also be changed via upload button. There is also a button allowing you to edit the stored information, as well as buttons allowing access to messages, the drawing environment and the AddFriendGUI which allows the logged in user to add other users as friends.</text:span></text:p>
      <text:p text:style-name="P1"/>
      <text:p text:style-name="P3">HomeGUI:</text:p>
      <text:p text:style-name="P2">This GUI displays the current logged in users personalised home page. It will also have a profile image as well as a button to view the users own profile. It will display a welcome message with the logged in users name. There is also a friends search which has a drop down list of the users friends and a fried requests list which will show friend requests and allow for the requests to be accepted. Finally there is also a create message button that allows for the <text:span text:style-name="T4">M</text:span>essageGUI to be ac<text:span text:style-name="T4">c</text:span>essed as well as a log out button. </text:p>
      <text:p text:style-name="P2"/>
      <text:p text:style-name="P3">LoginGUI:</text:p>
      <text:p text:style-name="P4"><text:span text:style-name="T2">This GUI displays </text:span><text:span text:style-name="T3">a text field for the operator to enter their user name and if the username is recognized then the login button will bring them to their home page. There is also a register button which will lead to the createAccountGUI in which a user can create a new account that can then be used to log in with and will be updated in the database. </text:span></text:p>
      <text:p text:style-name="P1"/>
      <text:p text:style-name="P4">AddFriendGUI:</text:p>
      <text:p text:style-name="P6">This GUI simply displays a text field in which a user can input a username that they desire to add as a friend and then this relationship is added to the database. </text:p>
      <text:p text:style-name="P5"/>
      <text:p text:style-name="P4">UploadGUI:</text:p>
      <text:p text:style-name="P6">This GUI has a textfield which the user can use to input the name of their picture file, after clicking the add button the profile picture will then be updated in the database and the next time the program is run both the home and profile GUI’s will show the new profile picture. </text:p>
      <text:p text:style-name="P4"/>
      <text:p text:style-name="P7">In the early meetings we discussed the GUI’s, their functions and interaction with each other. We discussed how to create a simple layout that would allow for fluid movement between GUI’s that followed a logical path. Once we had discussed the GUI’s as a group I went and designed diagrams showing how the GUI’s would look when they were finished. This acted as a visual aid when creating the GUI’s and I feel like it led to us saving some time as we knew what we were trying to achieve. <text:span text:style-name="T5">I then went on to create the GUI’s; d</text:span>uring the course of the meetings we discussed potential problems that occurred with certain GUI components and how best to use the GUI’s for example we realised that by adding a few simple GUI’s such as AddFriendGUI and UploadGUI we managed to sim<text:span text:style-name="T5">plif</text:span>y the program and keep it <text:span text:style-name="T5">the main GUI’s from being bloated with information. </text:span><text:s/><text:span text:style-name="T5">In later meetings we discussed the interactions between all GUI’s and started to get all the GUI code to interact with one another. We ran into a few issues such as realising that layout managers were quite difficult to work with considering the design and objects we wanted to incorporate so I chose a manual approach where each individual item had its boundaries set. Although this took some time it allowed for us to customise the GUI’s to our suit design specs more accurately. <text:s/>I think the project was ultimately successful, many problems were worked on by multiple group member's and this meant that most of the problems we encountered were solved quickly due to teamwork and mutual understand of each others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2:49:31.665000000</meta:creation-date>
    <dc:date>2016-12-12T04:44:27.439000000</dc:date>
    <meta:editing-duration>PT11M24S</meta:editing-duration>
    <meta:editing-cycles>1</meta:editing-cycles>
    <meta:document-statistic meta:table-count="0" meta:image-count="0" meta:object-count="0" meta:page-count="1" meta:paragraph-count="13" meta:word-count="615" meta:character-count="3428" meta:non-whitespace-character-count="2817"/>
    <meta:generator>LibreOffice/5.2.2.2$Windows_x86 LibreOffice_project/8f96e87c890bf8fa77463cd4b640a2312823f3ad</meta:generator>
  </office:meta>
</office:document-meta>
</file>